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9.01cm" svg:x="2.316cm" svg:y="3.695cm">
            <draw:object draw:notify-on-update-of-ranges="Sheet1.A1:Sheet1.A1 Sheet1.A2:Sheet1.A6 Sheet1.J1:Sheet1.J1 Sheet1.J2:Sheet1.J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T3 (°C)</text:p>
          </table:table-cell>
          <table:table-cell table:style-name="ce1" office:value-type="string" calcext:value-type="string">
            <text:p>H1 (Kj/Kg)</text:p>
          </table:table-cell>
          <table:table-cell table:style-name="ce1" office:value-type="string" calcext:value-type="string">
            <text:p>H2 (Kj/Kg)</text:p>
          </table:table-cell>
          <table:table-cell table:style-name="ce1" office:value-type="string" calcext:value-type="string">
            <text:p>H3 (Kj/Kg)</text:p>
          </table:table-cell>
          <table:table-cell table:style-name="ce1" office:value-type="string" calcext:value-type="string">
            <text:p>H4 (Kj/Kg)</text:p>
          </table:table-cell>
          <table:table-cell table:style-name="ce1" office:value-type="string" calcext:value-type="string">
            <text:p>W12 (Kw)</text:p>
          </table:table-cell>
          <table:table-cell table:style-name="ce1" office:value-type="string" calcext:value-type="string">
            <text:p>Q23 (Kw)</text:p>
          </table:table-cell>
          <table:table-cell table:style-name="ce1" office:value-type="string" calcext:value-type="string">
            <text:p>W34 (Kw)</text:p>
          </table:table-cell>
          <table:table-cell table:style-name="ce1" office:value-type="string" calcext:value-type="string">
            <text:p>Q41 (Kw)</text:p>
          </table:table-cell>
          <table:table-cell table:style-name="ce3" office:value-type="string" calcext:value-type="string">
            <text:p>η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-4.86" calcext:value-type="float">
            <text:p>-4,86</text:p>
          </table:table-cell>
          <table:table-cell office:value-type="float" office:value="138.26" calcext:value-type="float">
            <text:p>138,26</text:p>
          </table:table-cell>
          <table:table-cell office:value-type="float" office:value="495.19" calcext:value-type="float">
            <text:p>495,19</text:p>
          </table:table-cell>
          <table:table-cell office:value-type="float" office:value="238.06" calcext:value-type="float">
            <text:p>238,06</text:p>
          </table:table-cell>
          <table:table-cell office:value-type="float" office:value="143.12" calcext:value-type="float">
            <text:p>143,12</text:p>
          </table:table-cell>
          <table:table-cell office:value-type="float" office:value="356.93" calcext:value-type="float">
            <text:p>356,93</text:p>
          </table:table-cell>
          <table:table-cell office:value-type="float" office:value="-257.13" calcext:value-type="float">
            <text:p>-257,13</text:p>
          </table:table-cell>
          <table:table-cell office:value-type="float" office:value="-242.92" calcext:value-type="float">
            <text:p>-242,92</text:p>
          </table:table-cell>
          <table:table-cell office:value-type="float" office:value="0.319" calcext:value-type="float">
            <text:p>0,319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-4.86" calcext:value-type="float">
            <text:p>-4,86</text:p>
          </table:table-cell>
          <table:table-cell office:value-type="float" office:value="138.26" calcext:value-type="float">
            <text:p>138,26</text:p>
          </table:table-cell>
          <table:table-cell office:value-type="float" office:value="550.1" calcext:value-type="float">
            <text:p>550,1</text:p>
          </table:table-cell>
          <table:table-cell office:value-type="float" office:value="275.91" calcext:value-type="float">
            <text:p>275,91</text:p>
          </table:table-cell>
          <table:table-cell office:value-type="float" office:value="143.12" calcext:value-type="float">
            <text:p>143,12</text:p>
          </table:table-cell>
          <table:table-cell office:value-type="float" office:value="411.85" calcext:value-type="float">
            <text:p>411,85</text:p>
          </table:table-cell>
          <table:table-cell office:value-type="float" office:value="-274.19" calcext:value-type="float">
            <text:p>-274,19</text:p>
          </table:table-cell>
          <table:table-cell office:value-type="float" office:value="-280.77" calcext:value-type="float">
            <text:p>-280,77</text:p>
          </table:table-cell>
          <table:table-cell office:value-type="float" office:value="0.318" calcext:value-type="float">
            <text:p>0,318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-4.86" calcext:value-type="float">
            <text:p>-4,86</text:p>
          </table:table-cell>
          <table:table-cell office:value-type="float" office:value="138.26" calcext:value-type="float">
            <text:p>138,26</text:p>
          </table:table-cell>
          <table:table-cell office:value-type="float" office:value="605.55" calcext:value-type="float">
            <text:p>605,55</text:p>
          </table:table-cell>
          <table:table-cell office:value-type="float" office:value="314.21" calcext:value-type="float">
            <text:p>314,21</text:p>
          </table:table-cell>
          <table:table-cell office:value-type="float" office:value="143.12" calcext:value-type="float">
            <text:p>143,12</text:p>
          </table:table-cell>
          <table:table-cell office:value-type="float" office:value="467.3" calcext:value-type="float">
            <text:p>467,3</text:p>
          </table:table-cell>
          <table:table-cell office:value-type="float" office:value="-291.34" calcext:value-type="float">
            <text:p>-291,34</text:p>
          </table:table-cell>
          <table:table-cell office:value-type="float" office:value="-319.07" calcext:value-type="float">
            <text:p>-319,07</text:p>
          </table:table-cell>
          <table:table-cell office:value-type="float" office:value="0.317" calcext:value-type="float">
            <text:p>0,317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-4.86" calcext:value-type="float">
            <text:p>-4,86</text:p>
          </table:table-cell>
          <table:table-cell office:value-type="float" office:value="138.26" calcext:value-type="float">
            <text:p>138,26</text:p>
          </table:table-cell>
          <table:table-cell office:value-type="float" office:value="661.52" calcext:value-type="float">
            <text:p>661,52</text:p>
          </table:table-cell>
          <table:table-cell office:value-type="float" office:value="353.04" calcext:value-type="float">
            <text:p>353,04</text:p>
          </table:table-cell>
          <table:table-cell office:value-type="float" office:value="143.12" calcext:value-type="float">
            <text:p>143,12</text:p>
          </table:table-cell>
          <table:table-cell office:value-type="float" office:value="523.26" calcext:value-type="float">
            <text:p>523,26</text:p>
          </table:table-cell>
          <table:table-cell office:value-type="float" office:value="-308.48" calcext:value-type="float">
            <text:p>-308,48</text:p>
          </table:table-cell>
          <table:table-cell office:value-type="float" office:value="-357.91" calcext:value-type="float">
            <text:p>-357,91</text:p>
          </table:table-cell>
          <table:table-cell office:value-type="float" office:value="0.316" calcext:value-type="float">
            <text:p>0,316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-4.86" calcext:value-type="float">
            <text:p>-4,86</text:p>
          </table:table-cell>
          <table:table-cell office:value-type="float" office:value="138.26" calcext:value-type="float">
            <text:p>138,26</text:p>
          </table:table-cell>
          <table:table-cell office:value-type="float" office:value="717.98" calcext:value-type="float">
            <text:p>717,98</text:p>
          </table:table-cell>
          <table:table-cell office:value-type="float" office:value="392.34" calcext:value-type="float">
            <text:p>392,34</text:p>
          </table:table-cell>
          <table:table-cell office:value-type="float" office:value="143.12" calcext:value-type="float">
            <text:p>143,12</text:p>
          </table:table-cell>
          <table:table-cell office:value-type="float" office:value="579.73" calcext:value-type="float">
            <text:p>579,73</text:p>
          </table:table-cell>
          <table:table-cell office:value-type="float" office:value="-325.65" calcext:value-type="float">
            <text:p>-325,65</text:p>
          </table:table-cell>
          <table:table-cell office:value-type="float" office:value="-397.2" calcext:value-type="float">
            <text:p>-397,2</text:p>
          </table:table-cell>
          <table:table-cell office:value-type="float" office:value="0.315" calcext:value-type="float">
            <text:p>0,3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M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M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1P2" style:volatile="true">
      <number:text> </number:text>
      <number:fill-character> </number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1T23:23:10.990000000</meta:creation-date>
    <dc:date>2022-11-21T23:41:15.207000000</dc:date>
    <meta:editing-duration>PT18M3S</meta:editing-duration>
    <meta:editing-cycles>3</meta:editing-cycles>
    <meta:generator>LibreOffice/7.4.2.3$Windows_X86_64 LibreOffice_project/382eef1f22670f7f4118c8c2dd222ec7ad009daf</meta:generator>
    <meta:document-statistic meta:table-count="1" meta:cell-count="6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11cm" xlink:href=".." xlink:type="simple" chart:class="chart:line" chart:style-name="ch1">
        <chart:title svg:x="3.776cm" svg:y="0.316cm" chart:style-name="ch2">
          <text:p>Rendement en fonction de la température.</text:p>
        </chart:title>
        <chart:legend chart:legend-position="end" svg:x="14.471cm" svg:y="4.206cm" style:legend-expansion="custom" svg:width="1.319cm" svg:height="0.598cm" style:legend-expansion-aspect-ratio="2.2056856187291" chart:style-name="ch3"/>
        <chart:plot-area chart:style-name="ch4" table:cell-range-address="Sheet1.A1:Sheet1.A6 Sheet1.J1:Sheet1.J6" chart:data-source-has-labels="both" svg:x="1.331cm" svg:y="1.275cm" svg:width="12.82cm" svg:height="6.575cm">
          <chart:coordinate-region svg:x="2.429cm" svg:y="1.474cm" svg:width="11.442cm" svg:height="5.729cm"/>
          <chart:axis chart:dimension="x" chart:name="primary-x" chart:style-name="ch5" chartooo:axis-type="auto">
            <chartooo:date-scale/>
            <chart:title svg:x="7.26cm" svg:y="8.03cm" chart:style-name="ch6">
              <text:p>T (°C)</text:p>
            </chart:title>
            <chart:categories table:cell-range-address="Sheet1.A2:Sheet1.A6"/>
          </chart:axis>
          <chart:axis chart:dimension="y" chart:name="primary-y" chart:style-name="ch5">
            <chart:title svg:x="0.451cm" svg:y="4.712cm" chart:style-name="ch7">
              <text:p>η</text:p>
            </chart:title>
            <chart:grid chart:style-name="ch8" chart:class="major"/>
          </chart:axis>
          <chart:series chart:style-name="ch9" chart:values-cell-range-address="Sheet1.J2:Sheet1.J6" chart:label-cell-address="Sheet1.J1:Sheet1.J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η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2:Sheet1.A6</svg:desc>
                </draw:g>
              </table:table-cell>
              <table:table-cell office:value-type="float" office:value="0.319">
                <text:p>0.319</text:p>
                <draw:g>
                  <svg:desc>Sheet1.J2:Sheet1.J6</svg:desc>
                </draw:g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315">
                <text:p>0.3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